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6a2be4" officeooo:paragraph-rsid="006a2be4"/>
    </style:style>
    <style:style style:name="P2" style:family="paragraph" style:parent-style-name="Standard">
      <style:text-properties officeooo:rsid="006c6ff9" officeooo:paragraph-rsid="006c6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JWT Basics</text:p>
      <text:p text:style-name="P1"/>
      <text:p text:style-name="P2">1)Running a file </text:p>
      <text:p text:style-name="P2">first goto login file and then save token using postman</text:p>
      <text:p text:style-name="P2">then go to post route using postman by passing header as Authorization and value as Bearer space to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10-17T00:22:03.314105720</dc:date>
    <meta:editing-duration>PT3H5M26S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3" meta:character-count="189" meta:non-whitespace-character-count="154"/>
  </office:meta>
</office:document-meta>
</file>